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sponseWrapper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sendError( int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addDateHeader( String arg0 , lo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tContentLength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tContentTyp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tStatus( int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HttpServletResponseWrapp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addCookie( Cooki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tStatus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tBufferSize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setLocale( Loca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addHeader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ndRedirec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setHeader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encodeRedirectUrl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addIntHeader( String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encodeRedirectURL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sendError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encodeUrl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encodeURL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Wrapper.setIntHeader( String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setDateHeader( String arg0 , lo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ResponseWrapper.containsHead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